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1"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2"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3"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4"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5"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6"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7"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6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07"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08"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09"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10"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50"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51"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52"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53"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54"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5"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font-size="12pt" fo:font-weight="bold" officeooo:rsid="0014af5e" officeooo:paragraph-rsid="0014af5e"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98c61"/>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150dfe"/>
    </style:style>
    <style:style style:name="T73" style:family="text">
      <style:text-properties style:text-underline-style="solid" style:text-underline-width="auto" style:text-underline-color="font-color" officeooo:rsid="00b98c61"/>
    </style:style>
    <style:style style:name="T74" style:family="text">
      <style:text-properties fo:color="#cc000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text:span text:style-name="T71">Power Point </text:span><text:span text:style-name="T72">0</text:span><text:span text:style-name="T71">1 - Bioinformatics Topics <text:s/>- </text:span><text:span text:style-name="T73">Part 02 - Databases</text:span></text:p>
      <text:p text:style-name="P128"/>
      <text:p text:style-name="P19">And so to databases! <text:span text:style-name="T33">Their creation and use.</text:span></text:p>
      <text:p text:style-name="P49"/>
      <text:p text:style-name="P49">&lt;Click&gt; </text:p>
      <text:p text:style-name="P128"/>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28"/>
      <text:p text:style-name="P135">Here it is the process of assembling Annotated Data, that is Information, into freely accessible <text:span text:style-name="T35">Databases</text:span> that will be considered. </text:p>
      <text:p text:style-name="P49"/>
      <text:p text:style-name="P49">&lt;Click&gt; </text:p>
      <text:p text:style-name="P128"/>
      <text:p text:style-name="P136">Commencing with the earliest viable DNA Sequence Databases of the <text:span text:style-name="T36">early</text:span> 1980s.</text:p>
      <text:p text:style-name="P136"/>
      <text:p text:style-name="P137">At this time, Sequencing was relatively low volume. All sequences were deemed precious.</text:p>
      <text:p text:style-name="P137"/>
      <text:p text:style-name="P137">Annotation was left to the submitter, and in consequence, inconsistent and often of low quality.</text:p>
      <text:p text:style-name="P137"/>
      <text:p text:style-name="P137">It seem<text:span text:style-name="T40">s</text:span> almost anything that could be published was accepted.</text:p>
      <text:p text:style-name="P137"/>
      <text:p text:style-name="P137">These databases were not curated and some very strange entries remained in place for much longer than was perhaps ideal.</text:p>
      <text:p text:style-name="P49"/>
      <text:p text:style-name="P49">&lt;Click&gt;<text:span text:style-name="T41"> </text:span></text:p>
      <text:p text:style-name="P152"/>
      <text:p text:style-name="P153">The three earliest DNA Sequence Databases were:</text:p>
      <text:p text:style-name="P153"/>
      <text:p text:style-name="P153">The <text:span text:style-name="T40">European Molecular Biology Laboratory (EMBL) Nucleotide Sequence Database.</text:span></text:p>
      <text:p text:style-name="P153"/>
      <text:p text:style-name="P154">The GenBank Sequence Database – from America.</text:p>
      <text:p text:style-name="P154"/>
      <text:p text:style-name="P154">The DNA Data Bank of Japan</text:p>
      <text:p text:style-name="P155"/>
      <text:p text:style-name="P49">&lt;Click&gt; </text:p>
      <text:p text:style-name="P128"/>
      <text:p text:style-name="P139">Later in the 1980s, these three databases merged to the extent that data submitted to any of the three would be passed on to the other two.</text:p>
      <text:p text:style-name="P49"/>
      <text:p text:style-name="P49">&lt;Click&gt; </text:p>
      <text:p text:style-name="P138"/>
      <text:p text:style-name="P140"><text:soft-page-break/>This act of co-operation was celebrated with the impressive title “International Nucleotide Sequence Database Collaboration” ( or INSDC to its close friends).</text:p>
      <text:p text:style-name="P49"/>
      <text:p text:style-name="P49">&lt;Click&gt; </text:p>
      <text:p text:style-name="P138"/>
      <text:p text:style-name="P141">The <text:span text:style-name="T39">equivalent</text:span> story for Primary Protein Sequence Databases begins with the <text:span text:style-name="T37">Atlas of Protein Sequence and Structure.</text:span></text:p>
      <text:p text:style-name="P141"/>
      <text:p text:style-name="P141">This was edited from <text:span text:style-name="T37">1965 </text:span>to 19<text:span text:style-name="T37">78 </text:span>by <text:span text:style-name="T37">Margaret Dayhoff, </text:span>who contributed so much to this field.</text:p>
      <text:p text:style-name="P49"/>
      <text:p text:style-name="P49">&lt;Click&gt; </text:p>
      <text:p text:style-name="P142"/>
      <text:p text:style-name="P141">The Protein Information Resource <text:span text:style-name="T40">(PIR) </text:span>grew out of Dayhoff's work in 1982.</text:p>
      <text:p text:style-name="P49"/>
      <text:p text:style-name="P49">&lt;Click&gt; </text:p>
      <text:p text:style-name="P138"/>
      <text:p text:style-name="P141">Swiss-Prot was created in 1986 by Amos Bairoch.</text:p>
      <text:p text:style-name="P141"/>
      <text:p text:style-name="P141">The aim was to produce a comprehensive collection of carefully annotated and reliable protein sequences.</text:p>
      <text:p text:style-name="P49"/>
      <text:p text:style-name="P49">&lt;Click&gt; </text:p>
      <text:p text:style-name="P138"/>
      <text:p text:style-name="P141">The least achievable of Swiss-Prot's objectives was “comprehensive”.</text:p>
      <text:p text:style-name="P141"/>
      <text:p text:style-name="P141">It became ever more easy to produce more protein sequences than Amos and all his friends could possibly annotated to an acceptable standard.</text:p>
      <text:p text:style-name="P141"/>
      <text:p text:style-name="P141">And so … <text:span text:style-name="T38">TrEMBL (and, a very similar American Database called GenPept).</text:span></text:p>
      <text:p text:style-name="P141"/>
      <text:p text:style-name="P143">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43"/>
      <text:p text:style-name="P143">There are, as you might imagine, some pretty questionable entries in TrEMBL!</text:p>
      <text:p text:style-name="P49"/>
      <text:p text:style-name="P49">&lt;Click&gt; </text:p>
      <text:p text:style-name="P49"/>
      <text:p text:style-name="P143">BUT … <text:span text:style-name="T39">with TrEMBL ones has close to a complete collection of all available protein sequences.</text:span></text:p>
      <text:p text:style-name="P144"/>
      <text:p text:style-name="P145">In 2002, PIR, Swiss-<text:span text:style-name="T58">P</text:span>rot and TrEMBL were merged together to form UniProtKB.</text:p>
      <text:p text:style-name="P145"/>
      <text:p text:style-name="P145">The KB stands for Knowledge Base (as opposed to Database). This to emphasise the importance of the extensive annotation that enriches the raw protein sequences.</text:p>
      <text:p text:style-name="P145"/>
      <text:p text:style-name="P145">The quality of annotation varies very significantly between entries originating in PIR or Swiss-Prot compared to those from TrEMBL.</text:p>
      <text:p text:style-name="P145"/>
      <text:p text:style-name="P145">Accordingly, UniProtKB is divided into two sections:</text:p>
      <text:p text:style-name="P145"/>
      <text:p text:style-name="P145"><text:s text:c="5"/>UniProtKB/Swiss-Prot <text:s/>- High quality, reviewed annotation</text:p>
      <text:p text:style-name="P145"><text:s text:c="5"/>UniProtKB/TrEMBL – unreviewed computer generated annotation</text:p>
      <text:p text:style-name="P145"><text:soft-page-break/></text:p>
      <text:p text:style-name="P145">UniProtKB/TrEMBL are constantly being reviewed and either reject or promoted to <text:s/>UniProtKB/Swiss-Prot. <text:span text:style-name="T42">However, even more unreviewed sequences are ever being generated.</text:span></text:p>
      <text:p text:style-name="P145"/>
      <text:p text:style-name="P145">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lt;Click&gt; </text:p>
      <text:p text:style-name="P24"/>
      <text:p text:style-name="P29">A number of databases have been derived from Protein Sequence databases, <text:span text:style-name="T49">whose entries </text:span>represent Protein Domains and Motifs.</text:p>
      <text:p text:style-name="P29"/>
      <text:p text:style-name="P29">Generally, sets of sequences representing homologous proteins, <text:span text:style-name="T46">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text:soft-page-break/>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57"/>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102"/>
      <text:p text:style-name="P106">The various Protein Feature Databases are of very similar purpose.</text:p>
      <text:p text:style-name="P106"/>
      <text:p text:style-name="P106"><text:span text:style-name="T54">In particular, t</text:span>he way the<text:span text:style-name="T54">y</text:span> represent Features has converged over the years.</text:p>
      <text:p text:style-name="P105"/>
      <text:p text:style-name="P66"><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67"/>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
      <text:p text:style-name="P42">InterPro does not have its own Domain or Motif Models.</text:p>
      <text:p text:style-name="P42"/>
      <text:p text:style-name="P43">Instead, for each potential Feature, it selects appropriate searches <text:span text:style-name="T55">from a wide range of options (including all those mentioned in the previous slide), and runs them</text:span>.</text:p>
      <text:p text:style-name="P42"/>
      <text:p text:style-name="P42">If sufficiently encouraging results are obtained, it reports a potential Feature site.</text:p>
      <text:p text:style-name="P33"/>
      <text:p text:style-name="P50">&lt;Click&gt; </text:p>
      <text:p text:style-name="P103"/>
      <text:p text:style-name="P104">As the sequences of more and more entire genomes became available, databases storing one or <text:soft-page-break/>more entire genome were an obvious “next step”.</text:p>
      <text:p text:style-name="P104"/>
      <text:p text:style-name="P104">A considerable number of these databases now exist, many specific to a particular organism, or related collection of organisms.</text:p>
      <text:p text:style-name="P104"/>
      <text:p text:style-name="P104">The near completion of the Human Genome, around the turn of the century, led to a considerable <text:s/>acceleration <text:s/>of interest in this sort of database.</text:p>
      <text:p text:style-name="P68"/>
      <text:p text:style-name="P56">&lt;Click&gt; </text:p>
      <text:p text:style-name="P68"/>
      <text:p text:style-name="P90">Each newly sequence genome is analysed and annotated from scratch.</text:p>
      <text:p text:style-name="P90"/>
      <text:p text:style-name="P90">Significant re-assemblies of existing genomes are also re-analysed.</text:p>
      <text:p text:style-name="P73"/>
      <text:p text:style-name="P56">&lt;Click&gt; </text:p>
      <text:p text:style-name="P68"/>
      <text:p text:style-name="P90">The vast majority of analyses used to interpret whole genomes are just those that would be used to analyse an individual gene.</text:p>
      <text:p text:style-name="P90"/>
      <text:p text:style-name="P90">Many have been touched upon in the course of this simple talk.</text:p>
      <text:p text:style-name="P90"/>
      <text:p text:style-name="P90">For example, locating the genes is central to understanding a genome.</text:p>
      <text:p text:style-name="P90">What could be more effective for this purpose that searching the genome sequnce for near perfect matches with every available mRNA <text:span text:style-name="T66">sequence</text:span> fro the same (or a very similar) organism?</text:p>
      <text:p text:style-name="P90"/>
      <text:p text:style-name="P90">Pairwise Sequence Comparison <text:span text:style-name="T66">as part of a Sequence Database search?</text:span></text:p>
      <text:p text:style-name="P68"/>
      <text:p text:style-name="P56">&lt;Click&gt; </text:p>
      <text:p text:style-name="P74"/>
      <text:p text:style-name="P91">Analysing a small region of DNA, a single gene say, could be undertaken by an individual researcher and conducted manually.</text:p>
      <text:p text:style-name="P91"/>
      <text:p text:style-name="P91">To apply the same analysis to all but the very smallest genomes, requires carefully constructed software pipelines to allow an enormous volume of computation to take place with minimal human intervention.</text:p>
      <text:p text:style-name="P68"/>
      <text:p text:style-name="P56">&lt;Click&gt; </text:p>
      <text:p text:style-name="P74"/>
      <text:p text:style-name="P91">The three Genome databases in most common general use are:</text:p>
      <text:p text:style-name="P91"/>
      <text:p text:style-name="P93">Ensembl, maintained in Europe</text:p>
      <text:p text:style-name="P93">Map Viewer, mai<text:span text:style-name="T68">n</text:span>tained in America</text:p>
      <text:p text:style-name="P94">The University of California, Santa Cruz (UCSC) Genome Browser</text:p>
      <text:p text:style-name="P92"/>
      <text:p text:style-name="P91">All three are not specific to any particular organism, or family of organisms.</text:p>
      <text:p text:style-name="P91"/>
      <text:p text:style-name="P91">All offer a consistent <text:span text:style-name="T68">U</text:span>ser <text:span text:style-name="T68">I</text:span>nterface to a very large number of genomes.</text:p>
      <text:p text:style-name="P91"/>
      <text:p text:style-name="P91">For the Human Genome, all use the same assemblies of the genome sequence (raw data, that is).</text:p>
      <text:p text:style-name="P91">Ensembl and Map Viewer analyse the assemblies <text:span text:style-name="T68">independently.</text:span></text:p>
      <text:p text:style-name="P91">The UCC offers an alternative (and very popular) interface to the Map Viewer Annotation.</text:p>
      <text:p text:style-name="P91"/>
      <text:p text:style-name="P91"><text:soft-page-break/>Encouragingly, the differences, in most important respects, between the Ensembl and MapViewer interpretations of the Human Genome grow fewer with each reassembly.</text:p>
      <text:p text:style-name="P68"/>
      <text:p text:style-name="P56">&lt;Click&gt; </text:p>
      <text:p text:style-name="P74"/>
      <text:p text:style-name="P95">The software, for both Ensembl and the UCSC Genome Browser, can be downloaded and used to provided a front end to personal datasets.</text:p>
      <text:p text:style-name="P68"/>
      <text:p text:style-name="P56">&lt;Click&gt; </text:p>
      <text:p text:style-name="P74"/>
      <text:p text:style-name="P74">The primary Database for Protein Structures is The Protein Data Bank (PDB)</text:p>
      <text:p text:style-name="P68"/>
      <text:p text:style-name="P56">&lt;Click&gt; </text:p>
      <text:p text:style-name="P69"/>
      <text:p text:style-name="P74">Access to the same data collection, with different emphases and tools, is offered by other sites across the World, especially from:</text:p>
      <text:p text:style-name="P74"/>
      <text:p text:style-name="P74">The Research Collaboration for Structural Bioinformatics Protein Data Bank (RCSB PDB)</text:p>
      <text:p text:style-name="P74"/>
      <text:p text:style-name="P74">The Protein Data Bank Japan (PDBj)</text:p>
      <text:p text:style-name="P74"/>
      <text:p text:style-name="P74">The Protein Data Bank <text:span text:style-name="T43">Europe</text:span> (<text:span text:style-name="T43">PDBe)</text:span></text:p>
      <text:p text:style-name="P74"/>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
      <text:p text:style-name="P52">&lt;Click&gt; </text:p>
      <text:p text:style-name="P88"/>
      <text:p text:style-name="P89">Both SCOP and CATH offer Domain databases based on HMMs.</text:p>
      <text:p text:style-name="P89"/>
      <text:p text:style-name="P89">SCOP classifications are represented in a database called Superfamily.</text:p>
      <text:p text:style-name="P89"/>
      <text:p text:style-name="P89">C<text:span text:style-name="T67">ATH</text:span> classifications are represented in a database called Gene3D.</text:p>
      <text:p text:style-name="P89"/>
      <text:p text:style-name="P89">Both of these databases define very general domain relationships.</text:p>
      <text:p text:style-name="P89"/>
      <text:p text:style-name="P89"><text:soft-page-break/>For example, one Superfamily classification is likely to encompass several domain families of Pfam, or any other of the databases derived from sequence conservation (that is MSAs).</text:p>
      <text:p text:style-name="P89"/>
      <text:p text:style-name="P89">Both Superfamily and Gene3d are included in the Interpro Consortium.</text:p>
      <text:p text:style-name="P87"/>
      <text:p text:style-name="P75">For more detail, wait with baited breath for the module of your course dedicated to this topic.</text:p>
      <text:p text:style-name="P69"/>
      <text:p text:style-name="P56">&lt;Click&gt; </text:p>
      <text:p text:style-name="P69"/>
      <text:p text:style-name="P96">There are a number of databases available that represent the way individuals and species vary from each other.</text:p>
      <text:p text:style-name="P69"/>
      <text:p text:style-name="P56">&lt;Click&gt; </text:p>
      <text:p text:style-name="P97"/>
      <text:p text:style-name="P98">Many are incorporated in Genome databases, making it possible for a researcher to easily discover what common variations have been discovered around any given region.</text:p>
      <text:p text:style-name="P69"/>
      <text:p text:style-name="P56">&lt;Click&gt; </text:p>
      <text:p text:style-name="P99"/>
      <text:p text:style-name="P98">Since is has been possible to sequence in such high volumes and reasonable costs, the number of <text:s/>individual genomes available has escalated enormously.</text:p>
      <text:p text:style-name="P98"/>
      <text:p text:style-name="P98">Clearly, it becomes more possible to discover variations as the number of fully sequenced genomes rises.</text:p>
      <text:p text:style-name="P98"/>
      <text:p text:style-name="P98">The size, scope and importance of Genetic Variation Databases has grown accordingly.</text:p>
      <text:p text:style-name="P69"/>
      <text:p text:style-name="P56">&lt;Click&gt; </text:p>
      <text:p text:style-name="P99"/>
      <text:p text:style-name="P98">The most <text:span text:style-name="T69">famous and all encompassing</text:span> Variation Database has to be “<text:span text:style-name="T69">The Single Nucleotide Polymorphism Database (</text:span>dbSNP<text:span text:style-name="T69">)”, founded in 1998 in America.</text:span></text:p>
      <text:p text:style-name="P98"/>
      <text:p text:style-name="P100">Originally, dbSNP was essentially a database of Human Single Nucleotide Polymorphisms. Hence the name.</text:p>
      <text:p text:style-name="P100"/>
      <text:p text:style-name="P100">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69"/>
      <text:p text:style-name="P56">&lt;Click&gt; </text:p>
      <text:p text:style-name="P99"/>
      <text:p text:style-name="P100">DbSNP is also no longer so focussed on Human data. It now includes information for a wide range of organisms. Variations between species as well as between individuals are covered.</text:p>
      <text:p text:style-name="P100"/>
      <text:p text:style-name="P101"><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Increasingly now, recording the relationships between variation and phenotype has become an important role for dbSNP.</text:span></text:p>
      <text:p text:style-name="P156"/>
      <text:p text:style-name="P56">&lt;Click&gt; </text:p>
      <text:p text:style-name="P69"/>
      <text:p text:style-name="P76"><text:soft-page-break/>Other relevant databases include those storing Data generated from Microarray experiments.</text:p>
      <text:p text:style-name="P69"/>
      <text:p text:style-name="P56">&lt;Click&gt; </text:p>
      <text:p text:style-name="P69"/>
      <text:p text:style-name="P76">A number of these exist, many of which are commercial.</text:p>
      <text:p text:style-name="P69"/>
      <text:p text:style-name="P56">&lt;Click&gt; </text:p>
      <text:p text:style-name="P77">The two most used Public Domain Microarray Database are The Gene Expression Omnibus (GEO) based in America, and the European Database <text:span text:style-name="T56">ArrayExpress</text:span>.</text:p>
      <text:p text:style-name="P70"/>
      <text:p text:style-name="P56">&lt;Click&gt; </text:p>
      <text:p text:style-name="P69"/>
      <text:p text:style-name="P78">Both GEO and ArrayExpress initial<text:span text:style-name="T58">ly</text:span> stored only Microarray data.</text:p>
      <text:p text:style-name="P78"/>
      <text:p text:style-name="P78">Relatively recently, High Throughput Sequencing (HTS) has begun to take over from the use of Microarrays.</text:p>
      <text:p text:style-name="P78"/>
      <text:p text:style-name="P78">According<text:span text:style-name="T58">ly</text:span> both databases now also manage HTS data <text:span text:style-name="T58">sets</text:span>.</text:p>
      <text:p text:style-name="P69"/>
      <text:p text:style-name="P56">&lt;Click&gt; </text:p>
      <text:p text:style-name="P69"/>
      <text:p text:style-name="P79">The two databases work co-operatively. Specifically, ArrayExpress regularly imports data from GEO.</text:p>
      <text:p text:style-name="P69"/>
      <text:p text:style-name="P56">&lt;Click&gt; </text:p>
      <text:p text:style-name="P69"/>
      <text:p text:style-name="P80">There are a number of Science orientated Literature resources available via the INTERNET.</text:p>
      <text:p text:style-name="P80"/>
      <text:p text:style-name="P80">They must have only a mention here.</text:p>
      <text:p text:style-name="P80"/>
      <text:p text:style-name="P80">They will will be covered properly in another part of your course.</text:p>
      <text:p text:style-name="P69"/>
      <text:p text:style-name="P56">&lt;Click&gt; </text:p>
      <text:p text:style-name="P69"/>
      <text:p text:style-name="P82"><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71"/>
      <text:p text:style-name="P56">&lt;Click&gt; </text:p>
      <text:p text:style-name="P81"/>
      <text:p text:style-name="P82">It has already been noted above that <text:span text:style-name="T59">sequence annotation, specially in the older Databases, is disorganised and inconsistent.</text:span></text:p>
      <text:p text:style-name="P71"/>
      <text:p text:style-name="P56">&lt;Click&gt; </text:p>
      <text:p text:style-name="P81"/>
      <text:p text:style-name="P86">Annotation was often entirely the responsibility of the submitter.</text:p>
      <text:p text:style-name="P69"/>
      <text:p text:style-name="P86">Once accepted into a database, sequence annotation was not curated, so poor annotation remained poor annotation.</text:p>
      <text:p text:style-name="P86"/>
      <text:p text:style-name="P56">&lt;Click&gt; <text:s/></text:p>
      <text:p text:style-name="P81"/>
      <text:p text:style-name="P84"><text:span text:style-name="T61">Database </text:span>Searching <text:span text:style-name="T61">by comparing Keywords to Annotation was, in consequence, far from reliable.</text:span></text:p>
      <text:p text:style-name="P69"><text:soft-page-break/></text:p>
      <text:p text:style-name="P56">&lt;Click&gt; </text:p>
      <text:p text:style-name="P85"/>
      <text:p text:style-name="P82"><text:span text:style-name="T59">T</text:span>he Gene Ontology <text:span text:style-name="T60">(GO) </text:span>Project <text:span text:style-name="T59">provides a hierarchy of universally accepted terms to describe gene products accurately and unambiguously.</text:span></text:p>
      <text:p text:style-name="P72"/>
      <text:p text:style-name="P56">&lt;Click&gt; </text:p>
      <text:p text:style-name="P85"/>
      <text:p text:style-name="P86">Searching with GO terms is by far the most effective way to search Sequence Databases accurately.</text:p>
      <text:p text:style-name="P83"/>
      <text:p text:style-name="P86">A more complete look at how the Gene Ontology works, is well worth the effort, but beyond this simple talk or you current training programme.</text:p>
      <text:p text:style-name="P59"/>
      <text:p text:style-name="P53">&lt;Click&gt; </text:p>
      <text:p text:style-name="P58"/>
      <text:p text:style-name="P16">Finally, just consider the "Biology" topics for a moment. </text:p>
      <text:p text:style-name="P53"/>
      <text:p text:style-name="P53">&lt;Click&gt; </text:p>
      <text:p text:style-name="P53"/>
      <text:p text:style-name="P16">Spread them out a trifle. </text:p>
      <text:p text:style-name="P53"/>
      <text:p text:style-name="P53">&lt;Click&gt; </text:p>
      <text:p text:style-name="P53"/>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3"/>
      <text:p text:style-name="P47">&lt;Click&gt; </text:p>
      <text:p text:style-name="P47"/>
      <text:p text:style-name="P61">Now add an ordering and one has a rather simplistic, but hopefully useful, <text:span text:style-name="T23">representation</text:span> of how all the process discussed link to together.</text:p>
      <text:p text:style-name="P61"/>
      <text:p text:style-name="P65">Particularly how the end of the chain (that is information from Databases) can be fed back into the <text:span text:style-name="T63">start of the</text:span> system to form a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12:29:47.039894193</dc:date>
    <meta:editing-duration>P9DT21H21M42S</meta:editing-duration>
    <meta:editing-cycles>47</meta:editing-cycles>
    <meta:generator>LibreOffice/4.2.8.2$Linux_X86_64 LibreOffice_project/420m0$Build-2</meta:generator>
    <meta:document-statistic meta:table-count="0" meta:image-count="0" meta:object-count="0" meta:page-count="9" meta:paragraph-count="194" meta:word-count="2392" meta:character-count="15436" meta:non-whitespace-character-count="13146"/>
  </office:meta>
</office:document-meta>
</file>